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4">
      <style:text-properties style:font-name="Arial1" fo:font-weight="normal" style:font-weight-asian="normal" style:font-weight-complex="normal"/>
    </style:style>
    <style:style style:name="P3" style:family="paragraph" style:parent-style-name="Standard">
      <style:text-properties style:font-name="Arial1"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">
      <style:text-properties style:font-name="Arial1" fo:font-weight="normal" style:font-weight-asian="normal" style:font-weight-complex="normal"/>
    </style:style>
    <style:style style:name="P20" style:family="paragraph" style:parent-style-name="Text_20_body" style:list-style-name="L2">
      <style:text-properties style:font-name="Arial1" fo:font-weight="normal" style:font-weight-asian="normal" style:font-weight-complex="normal"/>
    </style:style>
    <style:style style:name="P21" style:family="paragraph" style:parent-style-name="Text_20_body" style:list-style-name="L6">
      <style:text-properties style:font-name="Arial1" fo:font-weight="normal" style:font-weight-asian="normal" style:font-weight-complex="normal"/>
    </style:style>
    <style:style style:name="P22" style:family="paragraph" style:parent-style-name="Text_20_body" style:list-style-name="L7">
      <style:text-properties style:font-name="Arial1" fo:font-weight="normal" style:font-weight-asian="normal" style:font-weight-complex="normal"/>
    </style:style>
    <style:style style:name="P23" style:family="paragraph" style:parent-style-name="Text_20_body" style:list-style-name="L8">
      <style:text-properties style:font-name="Arial1" fo:font-weight="normal" style:font-weight-asian="normal" style:font-weight-complex="normal"/>
    </style:style>
    <style:style style:name="P24" style:family="paragraph" style:parent-style-name="Text_20_body" style:list-style-name="L11">
      <style:text-properties style:font-name="Arial1" fo:font-weight="normal" style:font-weight-asian="normal" style:font-weight-complex="normal"/>
    </style:style>
    <style:style style:name="P25" style:family="paragraph" style:parent-style-name="Text_20_body" style:list-style-name="L12">
      <style:text-properties style:font-name="Arial1" fo:font-weight="normal" style:font-weight-asian="normal" style:font-weight-complex="normal"/>
    </style:style>
    <style:style style:name="P26" style:family="paragraph" style:parent-style-name="Text_20_body" style:list-style-name="L13">
      <style:text-properties style:font-name="Arial1" fo:font-weight="normal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fo:font-weight="bold" officeooo:rsid="0006c58e" style:font-weight-asian="bold" style:font-weight-complex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Arial1" fo:font-size="16pt" fo:font-weight="bold" officeooo:rsid="0006c58e" style:font-size-asian="16pt" style:font-weight-asian="bold" style:font-size-complex="16pt" style:font-weight-complex="bold"/>
    </style:style>
    <style:style style:name="T7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Arial1" fo:font-size="18pt" fo:font-weight="bold" officeooo:rsid="0006c58e" style:font-size-asian="18pt" style:font-weight-asian="bold" style:font-size-complex="18pt" style:font-weight-complex="bold"/>
    </style:style>
    <style:style style:name="T9" style:family="text"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font-name="Arial1" fo:font-size="18pt" style:text-underline-style="solid" style:text-underline-width="auto" style:text-underline-color="font-color" fo:font-weight="bold" officeooo:rsid="0006c58e" style:font-size-asian="18pt" style:font-weight-asian="bold" style:font-size-complex="18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0">U</text:span></text:span><text:span text:style-name="Strong_20_Emphasis"><text:span text:style-name="T9">nidad 7: Entrada y salida de información</text:span></text:span></text:h>
      <text:p text:style-name="P27"><text:span text:style-name="Strong_20_Emphasis"><text:span text:style-name="T2"/></text:span></text:p>
      <text:h text:style-name="Heading_20_3" text:outline-level="3"><text:span text:style-name="Strong_20_Emphasis"><text:span text:style-name="T2">1. Interfaces de Entrada y Salida</text:span></text:span></text:h>
      <text:list text:style-name="L1">
        <text:list-item>
          <text:p text:style-name="P19">Permiten la comunicación entre el programa y el exterior (usuario, fichero, otro programa).</text:p>
        </text:list-item>
        <text:list-item>
          <text:p text:style-name="P4"><text:span text:style-name="Strong_20_Emphasis"><text:span text:style-name="T4">Entrada</text:span></text:span><text:span text:style-name="T4">: recibe datos (teclado, fichero...).</text:span></text:p>
        </text:list-item>
        <text:list-item>
          <text:p text:style-name="P4"><text:span text:style-name="Strong_20_Emphasis"><text:span text:style-name="T4">Salida</text:span></text:span><text:span text:style-name="T4">: envía datos (pantalla, fichero...).</text:span></text:p>
        </text:list-item>
      </text:list>
      <text:h text:style-name="Heading_20_3" text:outline-level="3"><text:span text:style-name="Strong_20_Emphasis"><text:span text:style-name="T2">2. Flujo de Datos (Streams)</text:span></text:span></text:h>
      <text:list text:style-name="L2">
        <text:list-item>
          <text:p text:style-name="P5"><text:span text:style-name="T4">Son </text:span><text:span text:style-name="Strong_20_Emphasis"><text:span text:style-name="T4">secuencias ordenadas de datos</text:span></text:span><text:span text:style-name="T4"> desde un origen a un destino.</text:span></text:p>
        </text:list-item>
        <text:list-item>
          <text:p text:style-name="P20">Permiten abstraerse del medio físico de entrada/salida.</text:p>
        </text:list-item>
      </text:list>
      <text:h text:style-name="P2" text:outline-level="4">Según su sentido:</text:h>
      <text:list text:style-name="L3">
        <text:list-item>
          <text:p text:style-name="P6"><text:span text:style-name="Strong_20_Emphasis"><text:span text:style-name="T4">Flujo de Entrada</text:span></text:span><text:span text:style-name="T4">: se lee información.</text:span></text:p>
        </text:list-item>
        <text:list-item>
          <text:p text:style-name="P6"><text:span text:style-name="Strong_20_Emphasis"><text:span text:style-name="T4">Flujo de Salida</text:span></text:span><text:span text:style-name="T4">: se escribe información.</text:span></text:p>
        </text:list-item>
      </text:list>
      <text:h text:style-name="P2" text:outline-level="4">Según el tipo de acceso:</text:h>
      <text:list text:style-name="L4">
        <text:list-item>
          <text:p text:style-name="P7"><text:span text:style-name="Strong_20_Emphasis"><text:span text:style-name="T4">Secuencial</text:span></text:span><text:span text:style-name="T4">: se accede en orden.</text:span></text:p>
        </text:list-item>
        <text:list-item>
          <text:p text:style-name="P7"><text:span text:style-name="Strong_20_Emphasis"><text:span text:style-name="T4">Directo</text:span></text:span><text:span text:style-name="T4">: se accede directamente al dato deseado.</text:span></text:p>
        </text:list-item>
      </text:list>
      <text:h text:style-name="P2" text:outline-level="4">Según el tipo de datos:</text:h>
      <text:list text:style-name="L5">
        <text:list-item>
          <text:p text:style-name="P8"><text:span text:style-name="Strong_20_Emphasis"><text:span text:style-name="T4">De caracteres</text:span></text:span><text:span text:style-name="T4">: texto (Unicode, ASCII).</text:span></text:p>
        </text:list-item>
        <text:list-item>
          <text:p text:style-name="P8"><text:span text:style-name="Strong_20_Emphasis"><text:span text:style-name="T4">De bytes</text:span></text:span><text:span text:style-name="T4">: binarios (imágenes, vídeos...).</text:span></text:p>
        </text:list-item>
      </text:list>
      <text:h text:style-name="Heading_20_3" text:outline-level="3"><text:span text:style-name="Strong_20_Emphasis"><text:span text:style-name="T2">3. Flujos Estándar (System.in, System.out, System.err)</text:span></text:span></text:h>
      <text:list text:style-name="L6">
        <text:list-item>
          <text:p text:style-name="P21">Son automáticos en tiempo de ejecución.</text:p>
        </text:list-item>
        <text:list-item>
          <text:p text:style-name="P9"><text:span text:style-name="Source_20_Text"><text:span text:style-name="T4">System.out</text:span></text:span><text:span text:style-name="T4"> → salida estándar (pantalla).</text:span></text:p>
          <text:list>
            <text:list-item>
              <text:p text:style-name="P9"><text:span text:style-name="Source_20_Text"><text:span text:style-name="T4">print</text:span></text:span><text:span text:style-name="T4">, </text:span><text:span text:style-name="Source_20_Text"><text:span text:style-name="T4">println</text:span></text:span><text:span text:style-name="T4">, </text:span><text:span text:style-name="Source_20_Text"><text:span text:style-name="T4">printf</text:span></text:span><text:span text:style-name="T4">, </text:span><text:span text:style-name="Source_20_Text"><text:span text:style-name="T4">write</text:span></text:span><text:span text:style-name="T4">, </text:span><text:span text:style-name="Source_20_Text"><text:span text:style-name="T4">flush</text:span></text:span><text:span text:style-name="T4">.</text:span></text:p>
            </text:list-item>
          </text:list>
        </text:list-item>
        <text:list-item>
          <text:p text:style-name="P9"><text:span text:style-name="Source_20_Text"><text:span text:style-name="T4">System.in</text:span></text:span><text:span text:style-name="T4"> → entrada estándar (teclado).</text:span></text:p>
          <text:list>
            <text:list-item>
              <text:p text:style-name="P9"><text:span text:style-name="Source_20_Text"><text:span text:style-name="T4">read()</text:span></text:span><text:span text:style-name="T4">, </text:span><text:span text:style-name="Source_20_Text"><text:span text:style-name="T4">read(byte[])</text:span></text:span><text:span text:style-name="T4">.</text:span></text:p>
            </text:list-item>
          </text:list>
        </text:list-item>
      </text:list>
      <text:h text:style-name="Heading_20_3" text:outline-level="3"><text:span text:style-name="Strong_20_Emphasis"><text:span text:style-name="T2">4. Clase Scanner</text:span></text:span></text:h>
      <text:list text:style-name="L7">
        <text:list-item>
          <text:p text:style-name="P22">Facilita la lectura desde consola.</text:p>
        </text:list-item>
        <text:list-item>
          <text:p text:style-name="P10"><text:span text:style-name="T4">Puede leer </text:span><text:span text:style-name="Strong_20_Emphasis"><text:span text:style-name="T4">números, cadenas, líneas completas</text:span></text:span><text:span text:style-name="T4">, etc.</text:span></text:p>
        </text:list-item>
        <text:list-item>
          <text:p text:style-name="P10"><text:span text:style-name="T4">Utiliza </text:span><text:span text:style-name="Strong_20_Emphasis"><text:span text:style-name="T4">tokens</text:span></text:span><text:span text:style-name="T4"> (palabras separadas por espacios).</text:span></text:p>
        </text:list-item>
      </text:list>
      <text:h text:style-name="Heading_20_3" text:outline-level="3"><text:soft-page-break/><text:span text:style-name="Strong_20_Emphasis"><text:span text:style-name="T2">5. Clase Console</text:span></text:span></text:h>
      <text:list text:style-name="L8">
        <text:list-item>
          <text:p text:style-name="P23">Alternativa a System.in/out para consola real (no en IDEs).</text:p>
        </text:list-item>
        <text:list-item>
          <text:p text:style-name="P11"><text:span text:style-name="T4">Métodos: </text:span><text:span text:style-name="Source_20_Text"><text:span text:style-name="T4">readLine()</text:span></text:span><text:span text:style-name="T4">, </text:span><text:span text:style-name="Source_20_Text"><text:span text:style-name="T4">readPassword()</text:span></text:span><text:span text:style-name="T4">, </text:span><text:span text:style-name="Source_20_Text"><text:span text:style-name="T4">printf()</text:span></text:span><text:span text:style-name="T4">.</text:span></text:p>
        </text:list-item>
      </text:list>
      <text:h text:style-name="Heading_20_3" text:outline-level="3"><text:span text:style-name="Strong_20_Emphasis"><text:span text:style-name="T2">6. Clases de Flujos</text:span></text:span></text:h>
      <text:p text:style-name="Text_20_body"><text:span text:style-name="T4">Se encuentran en el paquete </text:span><text:span text:style-name="Source_20_Text"><text:span text:style-name="T4">java.io</text:span></text:span><text:span text:style-name="T4"> y permiten leer/escribir datos de forma abstracta.</text:span></text:p>
      <text:h text:style-name="P2" text:outline-level="4">Flujos de bytes:</text:h>
      <text:list text:style-name="L9">
        <text:list-item>
          <text:p text:style-name="P12"><text:span text:style-name="T4">Entrada: </text:span><text:span text:style-name="Source_20_Text"><text:span text:style-name="T4">InputStream</text:span></text:span><text:span text:style-name="T4"> (abstracta).</text:span></text:p>
        </text:list-item>
        <text:list-item>
          <text:p text:style-name="P12"><text:span text:style-name="T4">Salida: </text:span><text:span text:style-name="Source_20_Text"><text:span text:style-name="T4">OutputStream</text:span></text:span><text:span text:style-name="T4"> (abstracta).</text:span></text:p>
        </text:list-item>
        <text:list-item>
          <text:p text:style-name="P12"><text:span text:style-name="T4">Clases destacadas: </text:span><text:span text:style-name="Source_20_Text"><text:span text:style-name="T4">FileInputStream</text:span></text:span><text:span text:style-name="T4">, </text:span><text:span text:style-name="Source_20_Text"><text:span text:style-name="T4">BufferedInputStream</text:span></text:span><text:span text:style-name="T4">, </text:span><text:span text:style-name="Source_20_Text"><text:span text:style-name="T4">DataInputStream</text:span></text:span><text:span text:style-name="T4">, </text:span><text:span text:style-name="Source_20_Text"><text:span text:style-name="T4">PrintStream</text:span></text:span><text:span text:style-name="T4">, etc.</text:span></text:p>
        </text:list-item>
      </text:list>
      <text:h text:style-name="P2" text:outline-level="4">Flujos de caracteres:</text:h>
      <text:list text:style-name="L10">
        <text:list-item>
          <text:p text:style-name="P13"><text:span text:style-name="T4">Entrada: </text:span><text:span text:style-name="Source_20_Text"><text:span text:style-name="T4">Reader</text:span></text:span><text:span text:style-name="T4">.</text:span></text:p>
        </text:list-item>
        <text:list-item>
          <text:p text:style-name="P13"><text:span text:style-name="T4">Salida: </text:span><text:span text:style-name="Source_20_Text"><text:span text:style-name="T4">Writer</text:span></text:span><text:span text:style-name="T4">.</text:span></text:p>
        </text:list-item>
        <text:list-item>
          <text:p text:style-name="P13"><text:span text:style-name="T4">Clases destacadas: </text:span><text:span text:style-name="Source_20_Text"><text:span text:style-name="T4">FileReader</text:span></text:span><text:span text:style-name="T4">, </text:span><text:span text:style-name="Source_20_Text"><text:span text:style-name="T4">BufferedReader</text:span></text:span><text:span text:style-name="T4">, </text:span><text:span text:style-name="Source_20_Text"><text:span text:style-name="T4">PrintWriter</text:span></text:span><text:span text:style-name="T4">, </text:span><text:span text:style-name="Source_20_Text"><text:span text:style-name="T4">StringWriter</text:span></text:span><text:span text:style-name="T4">, etc.</text:span></text:p>
        </text:list-item>
      </text:list>
      <text:h text:style-name="Heading_20_3" text:outline-level="3"><text:span text:style-name="Strong_20_Emphasis"><text:span text:style-name="T2">7. Ficheros y Directorios</text:span></text:span></text:h>
      <text:list text:style-name="L11">
        <text:list-item>
          <text:p text:style-name="P14"><text:span text:style-name="Strong_20_Emphasis"><text:span text:style-name="T4">Persistencia de datos</text:span></text:span><text:span text:style-name="T4">: guardarlos para futuras ejecuciones.</text:span></text:p>
        </text:list-item>
        <text:list-item>
          <text:p text:style-name="P14"><text:span text:style-name="T4">Clase </text:span><text:span text:style-name="Source_20_Text"><text:span text:style-name="T4">java.io.File</text:span></text:span><text:span text:style-name="T4">: representa un archivo o directorio.</text:span></text:p>
          <text:list>
            <text:list-item>
              <text:p text:style-name="P14"><text:span text:style-name="T4">Métodos: </text:span><text:span text:style-name="Source_20_Text"><text:span text:style-name="T4">createNewFile()</text:span></text:span><text:span text:style-name="T4">, </text:span><text:span text:style-name="Source_20_Text"><text:span text:style-name="T4">mkdir()</text:span></text:span><text:span text:style-name="T4">, </text:span><text:span text:style-name="Source_20_Text"><text:span text:style-name="T4">delete()</text:span></text:span><text:span text:style-name="T4">.</text:span></text:p>
            </text:list-item>
          </text:list>
        </text:list-item>
        <text:list-item>
          <text:p text:style-name="P24">Acceso:</text:p>
          <text:list>
            <text:list-item>
              <text:p text:style-name="P14"><text:span text:style-name="Strong_20_Emphasis"><text:span text:style-name="T4">Secuencial</text:span></text:span><text:span text:style-name="T4">: </text:span><text:span text:style-name="Source_20_Text"><text:span text:style-name="T4">FileReader</text:span></text:span><text:span text:style-name="T4">, </text:span><text:span text:style-name="Source_20_Text"><text:span text:style-name="T4">FileWriter</text:span></text:span><text:span text:style-name="T4">, </text:span><text:span text:style-name="Source_20_Text"><text:span text:style-name="T4">FileInputStream</text:span></text:span><text:span text:style-name="T4">, </text:span><text:span text:style-name="Source_20_Text"><text:span text:style-name="T4">FileOutputStream</text:span></text:span><text:span text:style-name="T4">.</text:span></text:p>
            </text:list-item>
            <text:list-item>
              <text:p text:style-name="P14"><text:span text:style-name="Strong_20_Emphasis"><text:span text:style-name="T4">Directo</text:span></text:span><text:span text:style-name="T4">: </text:span><text:span text:style-name="Source_20_Text"><text:span text:style-name="T4">RandomAccessFile</text:span></text:span><text:span text:style-name="T4">.</text:span></text:p>
            </text:list-item>
          </text:list>
        </text:list-item>
      </text:list>
      <text:h text:style-name="Heading_20_3" text:outline-level="3"><text:span text:style-name="Strong_20_Emphasis"><text:span text:style-name="T2">8. Serialización</text:span></text:span></text:h>
      <text:list text:style-name="L12">
        <text:list-item>
          <text:p text:style-name="P15"><text:span text:style-name="T4">Permite convertir un </text:span><text:span text:style-name="Strong_20_Emphasis"><text:span text:style-name="T4">objeto Java en una secuencia de bytes</text:span></text:span><text:span text:style-name="T4"> para guardarlo o enviarlo.</text:span></text:p>
        </text:list-item>
        <text:list-item>
          <text:p text:style-name="P25">Requisitos:</text:p>
          <text:list>
            <text:list-item>
              <text:p text:style-name="P15"><text:span text:style-name="T4">Implementar </text:span><text:span text:style-name="Source_20_Text"><text:span text:style-name="T4">Serializable</text:span></text:span><text:span text:style-name="T4">.</text:span></text:p>
            </text:list-item>
            <text:list-item>
              <text:p text:style-name="P15"><text:span text:style-name="T4">Usar </text:span><text:span text:style-name="Source_20_Text"><text:span text:style-name="T4">serialVersionUID</text:span></text:span><text:span text:style-name="T4">.</text:span></text:p>
            </text:list-item>
            <text:list-item>
              <text:p text:style-name="P15"><text:span text:style-name="T4">Marcar atributos no serializables con </text:span><text:span text:style-name="Source_20_Text"><text:span text:style-name="T4">transient</text:span></text:span><text:span text:style-name="T4">.</text:span></text:p>
            </text:list-item>
          </text:list>
        </text:list-item>
        <text:list-item>
          <text:p text:style-name="P25">Clases:</text:p>
          <text:list>
            <text:list-item>
              <text:p text:style-name="P15"><text:span text:style-name="Source_20_Text"><text:span text:style-name="T4">ObjectOutputStream</text:span></text:span><text:span text:style-name="T4"> → </text:span><text:span text:style-name="Source_20_Text"><text:span text:style-name="T4">writeObject()</text:span></text:span><text:span text:style-name="T4">.</text:span></text:p>
            </text:list-item>
            <text:list-item>
              <text:p text:style-name="P15"><text:span text:style-name="Source_20_Text"><text:span text:style-name="T4">ObjectInputStream</text:span></text:span><text:span text:style-name="T4"> → </text:span><text:span text:style-name="Source_20_Text"><text:span text:style-name="T4">readObject()</text:span></text:span><text:span text:style-name="T4">.</text:span></text:p>
            </text:list-item>
          </text:list>
        </text:list-item>
      </text:list>
      <text:h text:style-name="Heading_20_3" text:outline-level="3"><text:soft-page-break/><text:span text:style-name="Strong_20_Emphasis"><text:span text:style-name="T2">9. XML en Java</text:span></text:span></text:h>
      <text:list text:style-name="L13">
        <text:list-item>
          <text:p text:style-name="P16"><text:span text:style-name="Strong_20_Emphasis"><text:span text:style-name="T4">XML</text:span></text:span><text:span text:style-name="T4"> = datos + estructura, legible por humanos.</text:span></text:p>
        </text:list-item>
        <text:list-item>
          <text:p text:style-name="P16"><text:span text:style-name="T4">Usado para </text:span><text:span text:style-name="Strong_20_Emphasis"><text:span text:style-name="T4">almacenar y transmitir información estructurada</text:span></text:span><text:span text:style-name="T4">.</text:span></text:p>
        </text:list-item>
        <text:list-item>
          <text:p text:style-name="P16"><text:span text:style-name="T4">Se utiliza el </text:span><text:span text:style-name="Strong_20_Emphasis"><text:span text:style-name="T4">modelo DOM (Document Object Model)</text:span></text:span><text:span text:style-name="T4">:</text:span></text:p>
          <text:list>
            <text:list-item>
              <text:p text:style-name="P26">Estructura en forma de árbol.</text:p>
            </text:list-item>
            <text:list-item>
              <text:p text:style-name="P16"><text:span text:style-name="T4">Nodos: </text:span><text:span text:style-name="Source_20_Text"><text:span text:style-name="T4">Document</text:span></text:span><text:span text:style-name="T4">, </text:span><text:span text:style-name="Source_20_Text"><text:span text:style-name="T4">Element</text:span></text:span><text:span text:style-name="T4">, </text:span><text:span text:style-name="Source_20_Text"><text:span text:style-name="T4">Text</text:span></text:span><text:span text:style-name="T4">, </text:span><text:span text:style-name="Source_20_Text"><text:span text:style-name="T4">Attr</text:span></text:span><text:span text:style-name="T4">, </text:span><text:span text:style-name="Source_20_Text"><text:span text:style-name="T4">Comment</text:span></text:span><text:span text:style-name="T4">.</text:span></text:p>
            </text:list-item>
          </text:list>
        </text:list-item>
      </text:list>
      <text:h text:style-name="P2" text:outline-level="4">APIs principales:</text:h>
      <text:list text:style-name="L14">
        <text:list-item>
          <text:p text:style-name="P17"><text:span text:style-name="Strong_20_Emphasis"><text:span text:style-name="T4">DOM</text:span></text:span><text:span text:style-name="T4">: </text:span><text:span text:style-name="Source_20_Text"><text:span text:style-name="T4">org.w3c.dom</text:span></text:span><text:span text:style-name="T4"> (veremos esta).</text:span></text:p>
        </text:list-item>
        <text:list-item>
          <text:p text:style-name="P17"><text:span text:style-name="Strong_20_Emphasis"><text:span text:style-name="T4">SAX</text:span></text:span><text:span text:style-name="T4"> (no cubierta aquí).</text:span></text:p>
        </text:list-item>
      </text:list>
      <text:h text:style-name="Heading_20_3" text:outline-level="3"><text:span text:style-name="Strong_20_Emphasis"><text:span text:style-name="T2">DOM en Java: Métodos clave</text:span></text:span></text:h>
      <text:list text:style-name="L15">
        <text:list-item>
          <text:p text:style-name="P18"><text:span text:style-name="Source_20_Text"><text:span text:style-name="T4">getDocumentElement()</text:span></text:span><text:span text:style-name="T4">: nodo raíz.</text:span></text:p>
        </text:list-item>
        <text:list-item>
          <text:p text:style-name="P18"><text:span text:style-name="Source_20_Text"><text:span text:style-name="T4">getElementsByTagName()</text:span></text:span><text:span text:style-name="T4">: lista de nodos por etiqueta.</text:span></text:p>
        </text:list-item>
        <text:list-item>
          <text:p text:style-name="P18"><text:span text:style-name="Source_20_Text"><text:span text:style-name="T4">getAttribute()</text:span></text:span><text:span text:style-name="T4">, </text:span><text:span text:style-name="Source_20_Text"><text:span text:style-name="T4">getTextContent()</text:span></text:span><text:span text:style-name="T4">.</text:span></text:p>
        </text:list-item>
        <text:list-item>
          <text:p text:style-name="P18"><text:span text:style-name="Source_20_Text"><text:span text:style-name="T4">createElement()</text:span></text:span><text:span text:style-name="T4">, </text:span><text:span text:style-name="Source_20_Text"><text:span text:style-name="T4">createTextNode()</text:span></text:span><text:span text:style-name="T4">, </text:span><text:span text:style-name="Source_20_Text"><text:span text:style-name="T4">appendChild()</text:span></text:span><text:span text:style-name="T4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09:06:48.486000000</meta:creation-date>
    <dc:date>2025-05-28T09:09:36.373000000</dc:date>
    <meta:editing-duration>PT2M48S</meta:editing-duration>
    <meta:editing-cycles>1</meta:editing-cycles>
    <meta:document-statistic meta:table-count="0" meta:image-count="0" meta:object-count="0" meta:page-count="3" meta:paragraph-count="70" meta:word-count="402" meta:character-count="2732" meta:non-whitespace-character-count="2452"/>
    <meta:generator>LibreOffice/7.6.2.1$Windows_X86_64 LibreOffice_project/56f7684011345957bbf33a7ee678afaf4d2ba333</meta:generator>
  </office:meta>
</office:document-meta>
</file>